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e94ab" officeooo:paragraph-rsid="000e94ab"/>
    </style:style>
    <style:style style:name="P2" style:family="paragraph" style:parent-style-name="Table_20_Contents">
      <style:text-properties officeooo:rsid="000e94ab" officeooo:paragraph-rsid="000e94ab"/>
    </style:style>
    <style:style style:name="P3" style:family="paragraph" style:parent-style-name="Standard">
      <style:text-properties fo:language="en" fo:country="US" officeooo:rsid="000e94ab" officeooo:paragraph-rsid="000e94ab"/>
    </style:style>
    <style:style style:name="P4" style:family="paragraph" style:parent-style-name="Standard">
      <style:text-properties fo:language="ru" fo:country="RU" officeooo:rsid="000e94ab" officeooo:paragraph-rsid="000e94ab"/>
    </style:style>
    <style:style style:name="P5" style:family="paragraph" style:parent-style-name="Table_20_Contents">
      <style:text-properties fo:language="ru" fo:country="RU" officeooo:rsid="000e94ab" officeooo:paragraph-rsid="000e94ab"/>
    </style:style>
    <style:style style:name="P6" style:family="paragraph" style:parent-style-name="Standard">
      <style:text-properties fo:language="ru" fo:country="RU" officeooo:rsid="000fa69d" officeooo:paragraph-rsid="000fa69d"/>
    </style:style>
    <style:style style:name="P7" style:family="paragraph" style:parent-style-name="Standard">
      <style:text-properties officeooo:rsid="000e94ab" officeooo:paragraph-rsid="000e94ab"/>
    </style:style>
    <style:style style:name="P8" style:family="paragraph" style:parent-style-name="Standard">
      <style:text-properties officeooo:rsid="001063a1" officeooo:paragraph-rsid="001063a1"/>
    </style:style>
    <style:style style:name="P9" style:family="paragraph" style:parent-style-name="Standard">
      <style:text-properties officeooo:rsid="00112e00" officeooo:paragraph-rsid="00112e00"/>
    </style:style>
    <style:style style:name="P10" style:family="paragraph" style:parent-style-name="Standard">
      <style:text-properties fo:language="en" fo:country="US" officeooo:rsid="000e94ab" officeooo:paragraph-rsid="001159a6"/>
    </style:style>
    <style:style style:name="P11" style:family="paragraph" style:parent-style-name="Standard">
      <style:text-properties fo:language="ru" fo:country="RU" officeooo:rsid="000e94ab" officeooo:paragraph-rsid="001159a6"/>
    </style:style>
    <style:style style:name="P12" style:family="paragraph" style:parent-style-name="Standard">
      <style:text-properties fo:language="ru" fo:country="RU" officeooo:rsid="000e94ab" officeooo:paragraph-rsid="000e94ab"/>
    </style:style>
    <style:style style:name="P13" style:family="paragraph" style:parent-style-name="Standard">
      <style:text-properties fo:language="ru" fo:country="RU" officeooo:rsid="001159a6" officeooo:paragraph-rsid="001159a6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officeooo:rsid="000e94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нешняя и внутренняя среда организаций.</text:p>
      <text:p text:style-name="P1"/>
      <text:p text:style-name="P8">Организация является сложной структура, которая должна реагировать на внешнее влияние, но при это оставаться стройной и целостной сама по себе.<text:line-break/>При это без внешнего влияния не будет внутренней структуры. Всё-таки организации не находятся в вакууме, и имеют определённую задачу — получать прибыль. А зависит она от возможностей организации. О том, что формирует возможности и поговорим.</text:p>
      <text:p text:style-name="P1"/>
      <text:p text:style-name="P1">Сначала расскажу про внешнюю — Это все процессы, которые вызваны не организацией, но её касающиеся. То-есть это всё, что влияет на организацию.</text:p>
      <text:p text:style-name="P1"/>
      <text:p text:style-name="P1">Разделяют косвенное и прямое воздействие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Прямое</text:p>
          </table:table-cell>
          <table:table-cell table:style-name="Таблица1.B1" office:value-type="string">
            <text:p text:style-name="P2">Косвенное</text:p>
          </table:table-cell>
        </table:table-row>
        <table:table-row>
          <table:table-cell table:style-name="Таблица1.A2" office:value-type="string">
            <text:p text:style-name="P2">Потребители</text:p>
          </table:table-cell>
          <table:table-cell table:style-name="Таблица1.B2" office:value-type="string">
            <text:p text:style-name="P2">Экономика</text:p>
          </table:table-cell>
        </table:table-row>
        <table:table-row>
          <table:table-cell table:style-name="Таблица1.A2" office:value-type="string">
            <text:p text:style-name="P2">Поставщики</text:p>
          </table:table-cell>
          <table:table-cell table:style-name="Таблица1.B2" office:value-type="string">
            <text:p text:style-name="P2">Прогресс</text:p>
          </table:table-cell>
        </table:table-row>
        <table:table-row>
          <table:table-cell table:style-name="Таблица1.A2" office:value-type="string">
            <text:p text:style-name="P2">Конкуренты</text:p>
          </table:table-cell>
          <table:table-cell table:style-name="Таблица1.B2" office:value-type="string">
            <text:p text:style-name="P2">Политика</text:p>
          </table:table-cell>
        </table:table-row>
        <table:table-row>
          <table:table-cell table:style-name="Таблица1.A2" office:value-type="string">
            <text:p text:style-name="P2">Законы</text:p>
          </table:table-cell>
          <table:table-cell table:style-name="Таблица1.B2" office:value-type="string">
            <text:p text:style-name="P2">Социальные факторы</text:p>
          </table:table-cell>
        </table:table-row>
        <table:table-row>
          <table:table-cell table:style-name="Таблица1.A2" office:value-type="string">
            <text:p text:style-name="P2">Профсоюзы</text:p>
          </table:table-cell>
          <table:table-cell table:style-name="Таблица1.B2" office:value-type="string">
            <text:p text:style-name="P2">Международные события</text:p>
          </table:table-cell>
        </table:table-row>
      </table:table>
      <text:p text:style-name="P1"/>
      <text:p text:style-name="P9">Итого, внешние процессы — <text:span text:style-name="T3">Это вс</text:span>ё<text:span text:style-name="T3"> </text:span>то<text:span text:style-name="T3">, </text:span>что вызвано<text:span text:style-name="T3"> не организацией, но её </text:span>касается<text:span text:style-name="T3">. </text:span>Влияние внешнего мира на конкретно этот взятый его кусок, который назвался организацией и решил, что хочет делать прибыль.</text:p>
      <text:p text:style-name="P1"/>
      <text:p text:style-name="P1">Внутренняя составляющая — это органы организации или компании. Всё, что делает набор людей организацией.</text:p>
      <text:p text:style-name="P1">Из лекции:</text:p>
      <text:p text:style-name="P3">{<text:span text:style-name="T1">Повторить здесь определение из лекции</text:span>}</text:p>
      <text:p text:style-name="P10"/>
      <text:p text:style-name="P13">Можно ещё сказать, что внутренняя составляющая — это реализация возможностей.</text:p>
      <text:p text:style-name="P10"/>
      <text:p text:style-name="P4">Внутренняя среда формируется:</text:p>
      <text:p text:style-name="P10"><text:span text:style-name="T1">«Формируется» - это то, что влияет постоянно и каждый день.</text:span></text:p>
      <text:p text:style-name="P4">- В соответствии с целями и задачами,<text:line-break/>- А также с возможностями компании</text:p>
      <text:p text:style-name="P4"/>
      <text:p text:style-name="P11">Определяется:<text:line-break/>«Определяется» - соответственно, один раз.</text:p>
      <text:p text:style-name="P4">- Структурой<text:line-break/>- Системой управления<text:line-break/>- Производственными технологическими процессами<text:line-break/>- Уровнем автоматизации и разделением труда, а так же коммуникациями.<text:line-break/></text:p>
      <text:p text:style-name="P4"/>
      <text:p text:style-name="P4">Таким образом можно сказать, что внешняя среда — это всё остальное, но так или иначе касающееся организации. И проблема тут в том, что тут в самом деле может быть что угодно. Впрочем, на то и существует профессия менеджера, чтобы быть готовым.</text:p>
      <text:p text:style-name="P4"/>
      <text:p text:style-name="P6"><text:span text:style-name="T2">{</text:span>Привести примеры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4T16:47:18.369000000</dc:date>
    <meta:editing-duration>PT34M27S</meta:editing-duration>
    <meta:editing-cycles>3</meta:editing-cycles>
    <meta:generator>LibreOffice/7.4.1.2$Windows_X86_64 LibreOffice_project/3c58a8f3a960df8bc8fd77b461821e42c061c5f0</meta:generator>
    <meta:document-statistic meta:table-count="1" meta:image-count="0" meta:object-count="0" meta:page-count="1" meta:paragraph-count="28" meta:word-count="252" meta:character-count="1798" meta:non-whitespace-character-count="1567"/>
  </office:meta>
</office:document-meta>
</file>